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P Simplified" svg:font-family="'HP Simplifi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P Simplified" fo:font-size="14pt" style:font-size-asian="14pt" style:font-size-complex="14pt"/>
    </style:style>
    <style:style style:name="P2" style:family="paragraph" style:parent-style-name="Standard">
      <style:text-properties style:font-name="HP Simplified" fo:font-size="16pt" style:font-size-asian="16pt" style:font-size-complex="16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indows+R <text:s text:c="4"/>lusmgr.msc</text:p>
      <text:p text:style-name="P1"/>
      <text:p text:style-name="P1"/>
      <text:p text:style-name="P2">Creamos usuario en windows :</text:p>
      <text:p text:style-name="P1"/>
      <text:p text:style-name="P2">Por powershell y en modo administrador:</text:p>
      <text:p text:style-name="P2"/>
      <text:p text:style-name="P1"><text:s/><text:tab/> net user (presenta los usuarios del sistemas)</text:p>
      <text:p text:style-name="P1"><text:tab/>net user /help (ayuda)</text:p>
      <text:p text:style-name="P1"/>
      <text:p text:style-name="P2">creamos usuarios y contraseña y opciones:</text:p>
      <text:p text:style-name="P1"/>
      <text:p text:style-name="P1"><text:tab/><text:tab/>net user mlg001 1234 /add</text:p>
      <text:p text:style-name="P1"/>
      <text:p text:style-name="P2">para poner el nombre al usuario nuevo:</text:p>
      <text:p text:style-name="P1"/>
      <text:p text:style-name="P1"><text:s/><text:tab/><text:tab/>net user mlg001 /fullname:'Usuario Digi Mr-Wolf'</text:p>
      <text:p text:style-name="P1"/>
      <text:p text:style-name="P2">para borrar el nombre completo del usuario es la siguiente forma:</text:p>
      <text:p text:style-name="P1"/>
      <text:p text:style-name="P1"><text:s/><text:tab/><text:tab/>net user mlg001 /fullname: ''</text:p>
      <text:p text:style-name="P1"/>
      <text:p text:style-name="P2">Desactivar usuarios creados</text:p>
      <text:p text:style-name="P1"/>
      <text:p text:style-name="P1"><text:tab/><text:tab/>net user mlg001 /active:no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P Simplified" svg:font-family="'HP Simplifi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4-24T13:07:45.64</meta:creation-date>
    <dc:date>2023-04-24T18:34:33.29</dc:date>
    <meta:editing-duration>PT52M39S</meta:editing-duration>
    <meta:editing-cycles>11</meta:editing-cycles>
    <meta:generator>OpenOffice/4.1.13$Win32 OpenOffice.org_project/4113m1$Build-9810</meta:generator>
    <meta:document-statistic meta:table-count="0" meta:image-count="0" meta:object-count="0" meta:page-count="1" meta:paragraph-count="13" meta:word-count="71" meta:character-count="471"/>
  </office:meta>
</office:document-meta>
</file>